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6.31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58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Requirement</text:p>
          </table:table-cell>
          <table:table-cell table:style-name="ce3" office:value-type="string" calcext:value-type="string">
            <text:p>Need</text:p>
          </table:table-cell>
          <table:table-cell table:style-name="ce1" office:value-type="string" calcext:value-type="string">
            <text:p>Note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Demonstrate what a neural network is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Tricky to build into the game, but could have summary in how-to-play or intro vid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 how the NN can identify features from orbit and illustrate applications of this capability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asiest solution is probably to have the neural network as a competitor to the p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 from the perspective of a satellite or have the satellite as a playable sprite</text:p>
          </table:table-cell>
          <table:table-cell office:value-type="string" calcext:value-type="string">
            <text:p>Very h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 as standalone arcade-style uni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ither with integrated display or HDMI/VGA 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 as web app on company homepage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tilise the network within the game and not just emulate the results of neural network classific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s in, a CPU competitor must be NN-powered and not just act like it 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lude side-scrolling gameplay to represent the orbital path of a satellite over the ground</text:p>
          </table:table-cell>
          <table:table-cell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 gets more difficult as it progress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ch as scrolling faster or the NN competitor getting fa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ep a running and total score of the user (and competitor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uld be the monetary value of each feature identified, etc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ture user feedback and informatio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Such as name, company, interest in technolog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ple controls with joystick and 1/2 buttons</text:p>
          </table:table-cell>
          <table:table-cell office:value-type="string" calcext:value-type="string">
            <text:p>Very high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ray Ireland</meta:initial-creator>
    <dc:creator>Murray Ireland</dc:creator>
    <meta:creation-date>2018-10-29T14:32:53</meta:creation-date>
    <dc:date>2018-10-29T16:53:01</dc:date>
    <meta:generator>LibreOffice/6.0.6.2$Linux_X86_64 LibreOffice_project/00m0$Build-2</meta:generator>
    <meta:document-statistic meta:table-count="1" meta:cell-count="32" meta:object-count="0"/>
    <meta:user-defined meta:name="AppVersion">16.0300</meta:user-defined>
    <meta:user-defined meta:name="ContentTypeId">0x0101000FE58CD20AF0D54CA968DBC41DB7892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